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PreferencesProviderImpl.getPreferenceSet( CopletInstance 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PreferencesProviderImpl.storePreferenceSet( CopletInstance cid , PreferenceSet pre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PreferencesProviderImpl.buildKey( String cople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PreferencesProvid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PreferencesProvider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PreferencesProviderImpl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